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3576346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style: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Table_20_Contents">
      <style:text-properties officeooo:rsid="0008c51d" officeooo:paragraph-rsid="0008c51d"/>
    </style:style>
    <style:style style:name="P7" style:family="paragraph" style:parent-style-name="Standard" style:master-page-name="Standard">
      <style:paragraph-properties fo:margin-top="0.3cm" fo:margin-bottom="0.15cm" style: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8" style:family="paragraph" style:parent-style-name="Table_20_Contents">
      <style:text-properties officeooo:rsid="00096bd9" officeooo:paragraph-rsid="00096bd9"/>
    </style:style>
    <style:style style:name="P9" style:family="paragraph" style:parent-style-name="Table_20_Contents">
      <style:text-properties officeooo:paragraph-rsid="00096bd9"/>
    </style:style>
    <style:style style:name="P10" style:family="paragraph" style:parent-style-name="Table_20_Contents">
      <style:text-properties officeooo:paragraph-rsid="000b527e"/>
    </style:style>
    <style:style style:name="P11" style:family="paragraph" style:parent-style-name="Table_20_Contents">
      <style:text-properties officeooo:paragraph-rsid="000d1d65"/>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096bd9"/>
    </style:style>
    <style:style style:name="T4" style:family="text">
      <style:text-properties officeooo:rsid="000b527e"/>
    </style:style>
    <style:style style:name="T5" style:family="text">
      <style:text-properties officeooo:rsid="000d1d65"/>
    </style:style>
    <style:style style:name="T6" style:family="text">
      <style:text-properties officeooo:rsid="000d446b"/>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7"><draw:frame draw:style-name="fr1" draw:name="graphics1" text:anchor-type="paragraph" svg:width="17.709cm" svg:height="1.113cm" draw:z-index="0"><draw:image xlink:href="Pictures/100002010000041A000000423576346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Standard">Formulario de auto-evaluación</text:p>
            <text:p text:style-name="Header">Modulo 2. Sesión 5. Llamadas al sistema para gestión y control de señales.</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6">Vicente Martínez Rodríguez</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6">140 </text:span>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b) Cuestionario de conocimientos adquiridos.</text:p>
      <text:p text:style-name="Standard"><text:soft-page-break/>Mi solución al <text:span text:style-name="T2">ejercicio 2</text:span> ha sido:</text:p>
      <table:table table:name="Table9" table:style-name="Table9">
        <table:table-column table:style-name="Table9.A"/>
        <table:table-row>
          <table:table-cell table:style-name="Table9.A1" office:value-type="string">
            <text:p text:style-name="P8">#include &lt;sys/types.h&gt; </text:p>
            <text:p text:style-name="P8">#include &lt;unistd.h&gt; </text:p>
            <text:p text:style-name="P8">#include &lt;sys/stat.h&gt; </text:p>
            <text:p text:style-name="P8">#include &lt;sys/wait.h&gt; </text:p>
            <text:p text:style-name="P8">#include &lt;errno.h&gt; </text:p>
            <text:p text:style-name="P8">#include &lt;stdlib.h&gt; </text:p>
            <text:p text:style-name="P8">#include &lt;stdio.h&gt; </text:p>
            <text:p text:style-name="P8">#include &lt;signal.h&gt; </text:p>
            <text:p text:style-name="P8">#include &lt;errno.h&gt; </text:p>
            <text:p text:style-name="P8"/>
            <text:p text:style-name="P8">int cont[64]; </text:p>
            <text:p text:style-name="P8"/>
            <text:p text:style-name="P8">static void manejador(int sigNum){ </text:p>
            <text:p text:style-name="P8"><text:tab/>if ( (sigNum != 9) &amp;&amp; (sigNum != 19) &amp;&amp; (sigNum != 32) &amp;&amp; (sigNum != 33) ){ </text:p>
            <text:p text:style-name="P8"><text:tab/><text:tab/>printf("La señal %d se ha recibido %d veces.\n",sigNum,cont[sigNum]); </text:p>
            <text:p text:style-name="P8"><text:tab/><text:tab/>cont[sigNum]++; </text:p>
            <text:p text:style-name="P8"><text:tab/>} </text:p>
            <text:p text:style-name="P8"><text:tab/>else </text:p>
            <text:p text:style-name="P8"><text:tab/><text:tab/>printf("No se puede manejar la señal %d",sigNum); </text:p>
            <text:p text:style-name="P8">} </text:p>
            <text:p text:style-name="P8"/>
            <text:p text:style-name="P8">int main(int argc, char *argv[]){ </text:p>
            <text:p text:style-name="P8"><text:tab/>printf("No puedo manejar la señal 9\n"); </text:p>
            <text:p text:style-name="P8"><text:tab/>printf("No puedo manejar la señal 19\n"); </text:p>
            <text:p text:style-name="P8"><text:tab/>printf("No puedo manejar la señal 32\n"); </text:p>
            <text:p text:style-name="P8"><text:tab/>printf("No puedo manejar la señal 33\n"); </text:p>
            <text:p text:style-name="P8"><text:tab/>printf("Esperando envio de señales...\n"); </text:p>
            <text:p text:style-name="P8"/>
            <text:p text:style-name="P8"><text:tab/>int i; </text:p>
            <text:p text:style-name="P8"><text:tab/>for(i=0; i&lt;64; i++) </text:p>
            <text:p text:style-name="P8"><text:soft-page-break/><text:tab/><text:tab/>cont[i]=1; </text:p>
            <text:p text:style-name="P8"/>
            <text:p text:style-name="P8"><text:tab/>struct sigaction sig_USR_nact; </text:p>
            <text:p text:style-name="P8"><text:tab/>sig_USR_nact.sa_handler= manejador; </text:p>
            <text:p text:style-name="P8"><text:tab/>sigemptyset (&amp;sig_USR_nact.sa_mask); </text:p>
            <text:p text:style-name="P8"><text:tab/>int num; </text:p>
            <text:p text:style-name="P8"/>
            <text:p text:style-name="P8"><text:tab/>for(num=1; num&lt;65; num++){ </text:p>
            <text:p text:style-name="P8"><text:tab/><text:tab/>if((num != 9) &amp;&amp; (num != 19) &amp;&amp; (num != 32) &amp;&amp; (num != 33)){ </text:p>
            <text:p text:style-name="P8"><text:tab/><text:tab/><text:tab/>if( sigaction(num,&amp;sig_USR_nact,NULL)==-1){ </text:p>
            <text:p text:style-name="P8"><text:tab/><text:tab/><text:tab/><text:tab/>perror("\nError al intentar establecer el manejador de señal"); </text:p>
            <text:p text:style-name="P8"><text:tab/><text:tab/><text:tab/><text:tab/>exit(-1); </text:p>
            <text:p text:style-name="P8"><text:tab/><text:tab/><text:tab/>} </text:p>
            <text:p text:style-name="P8"><text:tab/><text:tab/>} </text:p>
            <text:p text:style-name="P8"><text:tab/>} </text:p>
            <text:p text:style-name="P8"><text:tab/>for(;;){ </text:p>
            <text:p text:style-name="P8"><text:tab/>} </text:p>
            <text:p text:style-name="P9"><text:span text:style-name="T3">}</text:span></text:p>
          </table:table-cell>
        </table:table-row>
      </table:table>
      <text:p text:style-name="Standard"/>
      <text:p text:style-name="Standard">Mi solución a la <text:span text:style-name="T2">ejercicio 3</text:span> ha sido:</text:p>
      <table:table table:name="Table10" table:style-name="Table10">
        <table:table-column table:style-name="Table10.A"/>
        <table:table-row>
          <table:table-cell table:style-name="Table10.A1" office:value-type="string">
            <text:p text:style-name="P10"><text:span text:style-name="T4">#include &lt;stdio.h&gt;</text:span></text:p>
            <text:p text:style-name="P10"><text:span text:style-name="T4">#include &lt;signal.h&gt;</text:span></text:p>
            <text:p text:style-name="P10"><text:span text:style-name="T4">int main(){</text:span></text:p>
            <text:p text:style-name="P10"><text:span text:style-name="T4"><text:tab/>sigset_t new_mask;</text:span></text:p>
            <text:p text:style-name="P10"><text:span text:style-name="T4"><text:tab/>sigemptyset(&amp;new_mask); // Nueva mascara</text:span></text:p>
            <text:p text:style-name="P10"><text:span text:style-name="T4"></text:span></text:p>
            <text:p text:style-name="P10"><text:span text:style-name="T4"><text:tab/>sigfillset(&amp;new_mask); // -&gt; Introducimos todas las señales bloqueadoras en un conjunto</text:span></text:p>
            <text:p text:style-name="P10"><text:span text:style-name="T4"><text:tab/>sigdelset(&amp;new_mask, SIGUSR1);// -&gt; Borramos la señal del conjunto</text:span></text:p>
            <text:p text:style-name="P10"><text:span text:style-name="T4"><text:tab/>sigsuspend(&amp;new_mask); // -&gt;Bloquea el proceso hasta que se llame a la señal de desbloqueo</text:span></text:p>
            <text:p text:style-name="P10"><text:span text:style-name="T4">}</text:span></text:p>
          </table:table-cell>
        </table:table-row>
      </table:table>
      <text:p text:style-name="Standard"/>
      <text:p text:style-name="Standard"><text:soft-page-break/>Mi solución a la <text:span text:style-name="T2">ejercicio 4</text:span> ha sido:</text:p>
      <table:table table:name="Table12" table:style-name="Table12">
        <table:table-column table:style-name="Table12.A"/>
        <table:table-row>
          <table:table-cell table:style-name="Table12.A1" office:value-type="string">
            <text:p text:style-name="P11"><text:span text:style-name="T5">Se crea una mascara que solo tiene la señal SIGTERM y la aplica, por lo que se queda bloquea la señal SIGTERM, el proceso se duerme durante 10 segundos, durante el tiempo que esta el proceso dormido si se manda la señal SIGTERM, el proceso no se percata porque esta bloqueada la señal. Después de dormir se desbloquea la señal y en el caso de que se haya enviado se muestra por pantalla que la señal ha sido recibida.</text:span></text:p>
          </table:table-cell>
        </table:table-row>
      </table:table>
      <text:p text:style-name="Standard"/>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justify" style:justify-single-word="false" fo:orphans="2" fo:widows="2" style:writing-mode="lr-tb"/>
      <style:text-properties style:use-window-font-color="true" style:font-name="DejaVu Serif" fo:font-size="10pt" style:font-name-asian="Calibri" style:font-size-asian="11pt" style:font-name-complex="Calibri" style:font-size-complex="11pt" style:language-complex="ar" style:country-complex="S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er"/>
    <style:style style:name="Título_20_31" style:display-name="Título 31" style:family="paragraph" style:parent-style-name="Header"/>
    <style:style style:name="Título_20_11" style:display-name="Título 11" style:family="paragraph" style:parent-style-name="Header"/>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er"/>
    <style:style style:name="Título_20_51" style:display-name="Título 51" style:family="paragraph" style:parent-style-name="Header"/>
    <style:style style:name="Título_20_71" style:display-name="Título 71" style:family="paragraph" style:parent-style-name="Header"/>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1" style:font-size-asian="10pt" style:font-name-complex="DejaVu Sans Mono" style:font-size-complex="10pt"/>
    </style:style>
    <style:style style:name="Pie_20_de_20_página1" style:display-name="Pie de página1" style:family="paragraph" style:parent-style-name="Standard"/>
    <style:style style:name="Encabezado1" style:family="paragraph" style:parent-style-name="Standard"/>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name-complex="OpenSymbol1"/>
    </style:style>
    <style:style style:name="ListLabel_20_2" style:display-name="ListLabel 2" style:family="text">
      <style:text-properties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style: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style: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 <text:s text:c="7"/>Módulo II. Uso de los servicios del SO Linux mediante la API</text:p>
        <text:p text:style-name="MP2"/>
      </style:header>
      <style:footer>
        <text:p text:style-name="MP3"><text:span text:style-name="MT1">Sesión 1. Herramientas de administración básicas</text:span><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1-10-05T09:46:35</meta:creation-date>
    <dc:date>2014-01-19T10:54:58</dc:date>
    <meta:print-date>2012-01-06T19:20:30.34</meta:print-date>
    <meta:editing-cycles>190</meta:editing-cycles>
    <meta:editing-duration>P1DT8H34M14S</meta:editing-duration>
    <dc:creator>Vicente </dc:creator>
    <meta:document-statistic meta:table-count="9" meta:image-count="1" meta:object-count="0" meta:page-count="4" meta:paragraph-count="69" meta:word-count="418" meta:character-count="2789" meta:non-whitespace-character-count="2329"/>
    <meta:user-defined meta:name="Información 1"/>
    <meta:user-defined meta:name="Información 2"/>
    <meta:user-defined meta:name="Información 3"/>
    <meta:user-defined meta:name="Información 4"/>
  </office:meta>
</office:document-meta>
</file>